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opController.incrementLoop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Controller.Loop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Controlle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opController.setContinueForever_private( boolean fore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Controller.setContinueForever( boolean fore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Controller.getLoop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Controller.getContinueFore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Controller.setLoops( int lo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Controller.resetLoop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Controller.getLoop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opController.setLoops( String loop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Controller.re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opController.endOfLo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opController.nextIsNul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oopController.getIte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